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894d5" officeooo:paragraph-rsid="001894d5"/>
    </style:style>
    <style:style style:name="P2" style:family="paragraph" style:parent-style-name="Standard">
      <style:text-properties style:font-name="Liberation Serif1" officeooo:rsid="001894d5" officeooo:paragraph-rsid="00192775"/>
    </style:style>
    <style:style style:name="P3" style:family="paragraph" style:parent-style-name="Standard">
      <style:text-properties style:font-name="Liberation Serif1" officeooo:rsid="001894d5" officeooo:paragraph-rsid="001b5534"/>
    </style:style>
    <style:style style:name="P4" style:family="paragraph" style:parent-style-name="Standard">
      <style:text-properties officeooo:paragraph-rsid="00192775"/>
    </style:style>
    <style:style style:name="P5" style:family="paragraph" style:parent-style-name="Standard">
      <style:text-properties officeooo:paragraph-rsid="001e40e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9277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bcf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b5534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01894d5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18cfc4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92775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b5534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officeooo:rsid="001abcf6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PERSONNAGE</text:p>
      <text:p text:style-name="P1"/>
      <text:p text:style-name="P1"/>
      <text:p text:style-name="P4"><text:span text:style-name="Strong_20_Emphasis"><text:span text:style-name="T5">Nom</text:span></text:span><text:span text:style-name="T5"> :William <text:line-break/></text:span><text:span text:style-name="Strong_20_Emphasis"><text:span text:style-name="T5">Prénom(s)</text:span></text:span><text:span text:style-name="T5"> :</text:span><text:span text:style-name="T1">Anderson</text:span><text:span text:style-name="T5"><text:line-break/></text:span><text:span text:style-name="Strong_20_Emphasis"><text:span text:style-name="T5">Surnom(s)</text:span></text:span><text:span text:style-name="T5"> : </text:span><text:span text:style-name="T7">Volrod</text:span><text:span text:style-name="T5"><text:line-break/></text:span><text:span text:style-name="Strong_20_Emphasis"><text:span text:style-name="T5">Âge</text:span></text:span><text:span text:style-name="T5"> : </text:span><text:span text:style-name="T6">18</text:span><text:span text:style-name="T5"><text:line-break/></text:span><text:span text:style-name="Strong_20_Emphasis"><text:span text:style-name="T5">Date de naissance</text:span></text:span><text:span text:style-name="T5"> : </text:span><text:span text:style-name="T6">03/12/1999</text:span><text:span text:style-name="T5"><text:line-break/></text:span><text:span text:style-name="Strong_20_Emphasis"><text:span text:style-name="T5">Sexe assigné </text:span></text:span><text:span text:style-name="T5">: </text:span><text:span text:style-name="T6">homme</text:span><text:span text:style-name="T5"> <text:line-break/></text:span><text:span text:style-name="Strong_20_Emphasis"><text:span text:style-name="T5">Métier/études</text:span></text:span><text:span text:style-name="T5"> : </text:span><text:span text:style-name="T6">informatique</text:span><text:span text:style-name="T5"><text:line-break/></text:span><text:span text:style-name="Strong_20_Emphasis"><text:span text:style-name="T5">Particularité</text:span></text:span><text:span text:style-name="T5"> : </text:span><text:span text:style-name="T6">passionné de jeux vidéo depuis ça tendre enfance il, il s’intéresse particulièrement au jeux compétitive qui requiert une implication importante afin d’en maîtriser les mécanique, et ainsi </text:span><text:span text:style-name="T7">obtenir</text:span><text:span text:style-name="T6"> le meilleur classement possible.</text:span></text:p>
      <text:p text:style-name="P4"><text:span text:style-name="T5"/></text:p>
      <text:p text:style-name="P4"><text:span text:style-name="T5"/></text:p>
      <text:p text:style-name="P4"><text:span text:style-name="Strong_20_Emphasis"><text:span text:style-name="T5">Nom</text:span></text:span><text:span text:style-name="T5"> : </text:span><text:span text:style-name="T7">Marie</text:span><text:span text:style-name="T5"><text:line-break/></text:span><text:span text:style-name="Strong_20_Emphasis"><text:span text:style-name="T5">Prénom(s)</text:span></text:span><text:span text:style-name="T5"> : </text:span><text:span text:style-name="T7">Anderson</text:span><text:span text:style-name="T5"><text:line-break/></text:span><text:span text:style-name="Strong_20_Emphasis"><text:span text:style-name="T5">Surnom(s)</text:span></text:span><text:span text:style-name="T5"> : * <text:line-break/></text:span><text:span text:style-name="Strong_20_Emphasis"><text:span text:style-name="T5">Âge</text:span></text:span><text:span text:style-name="T5"> : </text:span><text:span text:style-name="T7">48</text:span><text:span text:style-name="T5"><text:line-break/></text:span><text:span text:style-name="Strong_20_Emphasis"><text:span text:style-name="T5">Date de naissance</text:span></text:span><text:span text:style-name="T5"> : </text:span><text:span text:style-name="T7">07/02/1975</text:span><text:span text:style-name="T5"> <text:line-break/></text:span><text:span text:style-name="Strong_20_Emphasis"><text:span text:style-name="T5">Sexe assigné </text:span></text:span><text:span text:style-name="T5">: </text:span><text:span text:style-name="T7">Femme</text:span><text:span text:style-name="T5"><text:line-break/></text:span><text:span text:style-name="Strong_20_Emphasis"><text:span text:style-name="T5">Métier/études</text:span></text:span><text:span text:style-name="T5"> : </text:span><text:span text:style-name="T7">Commerce / expert comptable</text:span><text:span text:style-name="T5"><text:line-break/></text:span><text:span text:style-name="Strong_20_Emphasis"><text:span text:style-name="T5">Particularité</text:span></text:span><text:span text:style-name="T5"> : </text:span><text:span text:style-name="T7">née dans le </text:span><text:span text:style-name="T2">Wyoming, fille de fermier ,elle est partie faire ses études de commerce dans la métropole ou elle a rencontrer sont futur marie avec qui elle aura un fils (William) et une fille , sont fils est passionner d’e-sport , bien quelle ne comprenne pas totalement ses motivation elle est enclin a comprendre sa passion.</text:span></text:p>
      <text:p text:style-name="P2"><text:span text:style-name="T2"/></text:p>
      <text:p text:style-name="P2"><text:span text:style-name="T1"/></text:p>
      <text:p text:style-name="P3"><text:span text:style-name="Strong_20_Emphasis"><text:span text:style-name="T1">Nom</text:span></text:span><text:span text:style-name="T1"> : <text:s/></text:span><text:span text:style-name="T3">*</text:span><text:span text:style-name="T1"><text:line-break/></text:span><text:span text:style-name="Strong_20_Emphasis"><text:span text:style-name="T1">Prénom(s)</text:span></text:span><text:span text:style-name="T1"> : </text:span><text:span text:style-name="T3">*</text:span><text:span text:style-name="T1"><text:line-break/></text:span><text:span text:style-name="Strong_20_Emphasis"><text:span text:style-name="T1">Surnom(s)</text:span></text:span><text:span text:style-name="T1"> : * <text:line-break/></text:span><text:span text:style-name="Strong_20_Emphasis"><text:span text:style-name="T1">Âge</text:span></text:span><text:span text:style-name="T1"> : *<text:line-break/></text:span><text:span text:style-name="Strong_20_Emphasis"><text:span text:style-name="T1">Date de naissance</text:span></text:span><text:span text:style-name="T1"> : *<text:line-break/></text:span><text:span text:style-name="Strong_20_Emphasis"><text:span text:style-name="T1">Sexe assigné </text:span></text:span><text:span text:style-name="T1">: </text:span><text:span text:style-name="T3">Femme</text:span><text:span text:style-name="T1"><text:line-break/></text:span><text:span text:style-name="Strong_20_Emphasis"><text:span text:style-name="T1">Métier/études</text:span></text:span><text:span text:style-name="T1"> : </text:span><text:span text:style-name="T3">Professionnelle e-sport / Game’her</text:span><text:span text:style-name="T1"><text:line-break/></text:span><text:span text:style-name="Strong_20_Emphasis"><text:span text:style-name="T1">Particularité</text:span></text:span><text:span text:style-name="T1"> : </text:span><text:span text:style-name="T4">Joueuse professionnelle chez Game’her, une équipe d’e-sport qui prone la mixité.</text:span></text:p>
      <text:p text:style-name="P3"><text:span text:style-name="T4"/></text:p>
      <text:p text:style-name="P3"><text:span text:style-name="T4"/></text:p>
      <text:p text:style-name="P5"><text:span text:style-name="Strong_20_Emphasis"><text:span text:style-name="T8">Nom</text:span></text:span><text:span text:style-name="T8"> : Kim<text:line-break/></text:span><text:span text:style-name="Strong_20_Emphasis"><text:span text:style-name="T8">Prénom(s)</text:span></text:span><text:span text:style-name="T8"> : Bon-hwa<text:line-break/></text:span><text:span text:style-name="Strong_20_Emphasis"><text:span text:style-name="T8">Surnom(s)</text:span></text:span><text:span text:style-name="T8"> : <text:s/><text:line-break/></text:span><text:span text:style-name="Strong_20_Emphasis"><text:span text:style-name="T8">Âge</text:span></text:span><text:span text:style-name="T8"> : <text:line-break/></text:span><text:span text:style-name="Strong_20_Emphasis"><text:span text:style-name="T8">Date de naissance</text:span></text:span><text:span text:style-name="T8"> : <text:line-break/></text:span><text:span text:style-name="Strong_20_Emphasis"><text:span text:style-name="T8">Sexe assigné </text:span></text:span><text:span text:style-name="T8">: <text:line-break/></text:span><text:span text:style-name="Strong_20_Emphasis"><text:span text:style-name="T8">Métier/études</text:span></text:span><text:span text:style-name="T8"> : </text:span><text:span text:style-name="T9">Professionnelle e-sport </text:span><text:span text:style-name="T8"><text:line-break/></text:span><text:span text:style-name="Strong_20_Emphasis"><text:span text:style-name="T8">Particularité</text:span></text:span><text:span text:style-name="T8"> : 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3"><text:span text:style-name="T4"/></text:p>
      <text:p text:style-name="P3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DemiLight" style:font-family-asian="'Noto Sans CJK SC DemiLight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8:31:31.685588483</meta:creation-date>
    <dc:date>2018-03-29T09:57:16.314200307</dc:date>
    <meta:editing-duration>PT11M52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6" meta:word-count="208" meta:character-count="1282" meta:non-whitespace-character-count="1066"/>
  </office:meta>
</office:document-meta>
</file>